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001cm" style:rel-column-width="2835*"/>
    </style:style>
    <style:style style:name="Table1.B" style:family="table-column">
      <style:table-column-properties style:column-width="14cm" style:rel-column-width="793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1021.png" xlink:type="simple" xlink:show="embed" xlink:actuate="onLoad"/></draw:frame></text:p>
          </table:table-cell>
          <table:table-cell table:style-name="Table1.B1" office:value-type="string">
            <text:h text:style-name="P5" text:outline-level="1">Запись в список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2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889cm" svg:height="0.93cm" draw:z-index="1"><draw:image xlink:href="../images/102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Производит запись данных в локальный список сигналов проекта (или список сигналов подключенной БД).</text:p>
            <text:p text:style-name="P4"><text:span text:style-name="T3">Свойства</text:span>:</text:p>
            <text:list xml:id="list4482393086564510694" text:style-name="L1">
              <text:list-item>
                <text:p text:style-name="P6">Имена сигналов – список имён сигналов, считываемых блоком. Сигналы указываются через точку с запятой. В списке имён допустимо использовать форматирование имён и создание запросов к БД.</text:p>
              </text:list-item>
              <text:list-item>
                <text:p text:style-name="P6">Выбор максимума (ИЛИ).</text:p>
              </text:list-item>
              <text:list-item>
                <text:p text:style-name="P6">Транслировать в исполнительную систему.</text:p>
              </text:list-item>
              <text:list-item>
                <text:p text:style-name="P6">Порт для сортировк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ись в список сигналов</dc:title>
    <dc:date>2014-12-11T18:01:03.62</dc:date>
    <meta:generator>OpenOffice/4.1.1$Win32 OpenOffice.org_project/411m6$Build-9775</meta:generator>
    <meta:editing-duration>PT2H1M51S</meta:editing-duration>
    <meta:editing-cycles>86</meta:editing-cycles>
    <meta:document-statistic meta:table-count="1" meta:image-count="2" meta:object-count="0" meta:page-count="1" meta:paragraph-count="12" meta:word-count="67" meta:character-count="441"/>
  </office:meta>
</office:document-meta>
</file>